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083000000A3DAC1B05B691BB363.png" manifest:media-type="image/png"/>
  <manifest:file-entry manifest:full-path="Pictures/1000020100000080000000806041585CE350B1E7.png" manifest:media-type="image/png"/>
  <manifest:file-entry manifest:full-path="Pictures/10000000000000EB000000D684ED01812987A148.png" manifest:media-type="image/png"/>
  <manifest:file-entry manifest:full-path="Pictures/100002010000003000000030F7ACE2FDEA842118.png" manifest:media-type="image/png"/>
  <manifest:file-entry manifest:full-path="Pictures/100002010000008000000080275CCC155706799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DejaVu Sans1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fo:min-height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text-properties fo:font-size="4pt" style:font-size-asian="4pt" style:font-size-complex="4pt"/>
    </style:style>
    <style:style style:name="T1" style:family="text">
      <style:text-properties fo:font-size="4pt" fo:font-style="normal" style:font-size-asian="4pt" style:font-style-asian="normal" style:font-size-complex="4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0.335cm" svg:height="0.335cm" svg:x="0.104cm" svg:y="0.543cm">
          <draw:image xlink:href="Pictures/1000020100000080000000806041585CE350B1E7.png" xlink:type="simple" xlink:show="embed" xlink:actuate="onLoad">
            <text:p/>
          </draw:image>
        </draw:frame>
        <draw:frame draw:style-name="gr1" draw:text-style-name="P1" draw:layer="layout" svg:width="0.346cm" svg:height="0.346cm" svg:x="0.068cm" svg:y="0.052cm">
          <draw:image xlink:href="Pictures/100002010000008000000080275CCC1557067994.png" xlink:type="simple" xlink:show="embed" xlink:actuate="onLoad">
            <text:p/>
          </draw:image>
        </draw:frame>
        <draw:frame draw:style-name="gr2" draw:text-style-name="P2" draw:layer="layout" svg:width="0.306cm" svg:height="0.381cm" svg:x="0.088cm" svg:y="1.018cm">
          <draw:image xlink:href="Pictures/1000000000000083000000A3DAC1B05B691BB363.png" xlink:type="simple" xlink:show="embed" xlink:actuate="onLoad">
            <text:p/>
          </draw:image>
        </draw:frame>
        <draw:frame draw:style-name="gr2" draw:text-style-name="P2" draw:layer="layout" svg:width="0.254cm" svg:height="0.254cm" svg:x="0.112cm" svg:y="1.55cm">
          <draw:image xlink:href="Pictures/100002010000003000000030F7ACE2FDEA842118.png" xlink:type="simple" xlink:show="embed" xlink:actuate="onLoad">
            <text:p/>
          </draw:image>
        </draw:frame>
        <draw:frame draw:style-name="gr2" draw:text-style-name="P2" draw:layer="layout" svg:width="0.279cm" svg:height="0.254cm" svg:x="0.108cm" svg:y="1.958cm">
          <draw:image xlink:href="Pictures/10000000000000EB000000D684ED01812987A148.png" xlink:type="simple" xlink:show="embed" xlink:actuate="onLoad">
            <text:p/>
          </draw:image>
        </draw:frame>
        <draw:frame draw:style-name="gr3" draw:text-style-name="P3" draw:layer="layout" svg:width="1.964cm" svg:height="0.416cm" svg:x="0.269cm" svg:y="0.035cm">
          <draw:text-box>
            <text:p><text:span text:style-name="T1">CRDT add-wins map</text:span></text:p>
          </draw:text-box>
        </draw:frame>
        <draw:frame draw:style-name="gr3" draw:text-style-name="P3" draw:layer="layout" svg:width="1.964cm" svg:height="0.416cm" svg:x="0.269cm" svg:y="0.535cm">
          <draw:text-box>
            <text:p><text:span text:style-name="T1">CR</text:span><text:span text:style-name="T1">DT </text:span><text:span text:style-name="T1">LW</text:span><text:span text:style-name="T1">W </text:span><text:span text:style-name="T1">regi</text:span><text:span text:style-name="T1">ste</text:span><text:span text:style-name="T1">r</text:span></text:p>
          </draw:text-box>
        </draw:frame>
        <draw:frame draw:style-name="gr3" draw:text-style-name="P3" draw:layer="layout" svg:width="1.964cm" svg:height="0.416cm" svg:x="0.269cm" svg:y="1.035cm">
          <draw:text-box>
            <text:p><text:span text:style-name="T1">CR</text:span><text:span text:style-name="T1">DT </text:span><text:span text:style-name="T1">int</text:span><text:span text:style-name="T1">eg</text:span><text:span text:style-name="T1">er</text:span></text:p>
          </draw:text-box>
        </draw:frame>
        <draw:frame draw:style-name="gr3" draw:text-style-name="P3" draw:layer="layout" svg:width="1.964cm" svg:height="0.416cm" svg:x="0.269cm" svg:y="1.435cm">
          <draw:text-box>
            <text:p><text:span text:style-name="T1">C</text:span><text:span text:style-name="T1">R</text:span><text:span text:style-name="T1">D</text:span><text:span text:style-name="T1">T </text:span><text:span text:style-name="T1">b</text:span><text:span text:style-name="T1">o</text:span><text:span text:style-name="T1">o</text:span><text:span text:style-name="T1">l</text:span><text:span text:style-name="T1">e</text:span><text:span text:style-name="T1">a</text:span><text:span text:style-name="T1">n</text:span></text:p>
          </draw:text-box>
        </draw:frame>
        <draw:frame draw:style-name="gr3" draw:text-style-name="P3" draw:layer="layout" svg:width="1.964cm" svg:height="0.416cm" svg:x="0.269cm" svg:y="1.884cm">
          <draw:text-box>
            <text:p><text:span text:style-name="T1">C</text:span><text:span text:style-name="T1">R</text:span><text:span text:style-name="T1">D</text:span><text:span text:style-name="T1">T </text:span><text:span text:style-name="T1">a</text:span><text:span text:style-name="T1">d</text:span><text:span text:style-name="T1">d</text:span><text:span text:style-name="T1">-</text:span><text:span text:style-name="T1">w</text:span><text:span text:style-name="T1">in</text:span><text:span text:style-name="T1">s </text:span><text:span text:style-name="T1">s</text:span><text:span text:style-name="T1">e</text:span><text:span text:style-name="T1">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DejaVu Sans1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DejaVu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.489cm" fo:page-height="2.48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19T17:44:20.580247202</meta:creation-date>
    <dc:date>2017-11-09T14:01:56.260777917</dc:date>
    <meta:editing-duration>PT1H9M38S</meta:editing-duration>
    <meta:editing-cycles>10</meta:editing-cycles>
    <meta:generator>LibreOffice/5.4.2.2.0$Linux_X86_64 LibreOffice_project/40m0$Build-2</meta:generator>
    <meta:document-statistic meta:object-count="10"/>
  </office:meta>
</office:document-meta>
</file>